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5.3667in" table:align="left"/>
    </style:style>
    <style:style style:name="Table1.A" style:family="table-column">
      <style:table-column-properties style:column-width="1.1257in"/>
    </style:style>
    <style:style style:name="Table1.B" style:family="table-column">
      <style:table-column-properties style:column-width="4.24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7632in" table:align="left"/>
    </style:style>
    <style:style style:name="Table2.A" style:family="table-column">
      <style:table-column-properties style:column-width="3.5604in"/>
    </style:style>
    <style:style style:name="Table2.B" style:family="table-column">
      <style:table-column-properties style:column-width="2.202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2.6236in"/>
    </style:style>
    <style:style style:name="Table3.B" style:family="table-column">
      <style:table-column-properties style:column-width="4.301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5347in" table:align="left"/>
    </style:style>
    <style:style style:name="Table4.A" style:family="table-column">
      <style:table-column-properties style:column-width="2.3604in"/>
    </style:style>
    <style:style style:name="Table4.B" style:family="table-column">
      <style:table-column-properties style:column-width="1.6271in"/>
    </style:style>
    <style:style style:name="Table4.C" style:family="table-column">
      <style:table-column-properties style:column-width="0.5472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P3" style:family="paragraph" style:parent-style-name="Standard">
      <style:text-properties officeooo:rsid="001d693b" officeooo:paragraph-rsid="001d693b"/>
    </style:style>
    <style:style style:name="P4" style:family="paragraph" style:parent-style-name="Standard">
      <style:text-properties fo:font-weight="bold" officeooo:rsid="00200074" officeooo:paragraph-rsid="00200074" style:font-weight-asian="bold" style:font-weight-complex="bold"/>
    </style:style>
    <style:style style:name="P5" style:family="paragraph" style:parent-style-name="Standard">
      <style:text-properties fo:font-weight="bold" officeooo:rsid="00200074" officeooo:paragraph-rsid="002065e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d693b" officeooo:paragraph-rsid="001d693b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00074" officeooo:paragraph-rsid="002065ed" style:font-weight-asian="bold" style:font-weight-complex="bold"/>
    </style:style>
    <style:style style:name="P8" style:family="paragraph" style:parent-style-name="Standard">
      <style:text-properties officeooo:rsid="001f159c" officeooo:paragraph-rsid="001f159c"/>
    </style:style>
    <style:style style:name="P9" style:family="paragraph" style:parent-style-name="Standard">
      <style:text-properties officeooo:rsid="00200074" officeooo:paragraph-rsid="00200074"/>
    </style:style>
    <style:style style:name="P10" style:family="paragraph" style:parent-style-name="Standard">
      <style:text-properties officeooo:rsid="0020abe7" officeooo:paragraph-rsid="0020abe7"/>
    </style:style>
    <style:style style:name="P11" style:family="paragraph" style:parent-style-name="Standard">
      <style:text-properties fo:font-style="normal" style:text-underline-style="none" fo:font-weight="normal" officeooo:rsid="0020abe7" officeooo:paragraph-rsid="0020abe7" style:font-style-asian="normal" style:font-weight-asian="normal" style:font-style-complex="normal" style:font-weight-complex="normal"/>
    </style:style>
    <style:style style:name="P12" style:family="paragraph" style:parent-style-name="Table_20_Contents"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abe7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1f159c"/>
    </style:style>
    <style:style style:name="T6" style:family="text">
      <style:text-properties officeooo:rsid="002065ed"/>
    </style:style>
    <style:style style:name="T7" style:family="text">
      <style:text-properties officeooo:rsid="0020abe7"/>
    </style:style>
    <style:style style:name="T8" style:family="text">
      <style:text-properties fo:font-style="italic" fo:font-weight="bold" officeooo:rsid="0020abe7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officeooo:rsid="0020abe7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officeooo:rsid="0020abe7" style:font-style-asian="italic" style:font-style-complex="italic"/>
    </style:style>
    <style:style style:name="T12" style:family="text">
      <style:text-properties fo:font-size="18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<text:span text:style-name="T4">Hadoop single node started using command “start-all.sh</text:span>”</text:p>
      <text:p text:style-name="P3"/>
      <text:p text:style-name="P3">This script is Deprecated. Instead use start-dfs.sh and start-yarn.sh</text:p>
      <text:p text:style-name="P3">Java HotSpot(TM) Client VM warning: You have loaded library /home/acadgild/hadoop-2.7.2/lib/native/libhadoop.so.1.0.0 which might have disabled stack guard. The VM will try to fix the stack guard now.</text:p>
      <text:p text:style-name="P3">It's highly recommended that you fix the library with 'execstack -c &lt;libfile&gt;', or link it with '-z noexecstack'.</text:p>
      <text:p text:style-name="P3">18/05/29 20:09:33 WARN util.NativeCodeLoader: Unable to load native-hadoop library for your platform... using builtin-java classes where applicable</text:p>
      <text:p text:style-name="P3">Starting namenodes on [localhost]</text:p>
      <text:p text:style-name="P3">localhost: starting namenode, logging to /home/acadgild/hadoop-2.7.2/logs/hadoop-acadgild-namenode-idea-pc.out</text:p>
      <text:p text:style-name="P3">localhost: starting datanode, logging to /home/acadgild/hadoop-2.7.2/logs/hadoop-acadgild-datanode-idea-pc.out</text:p>
      <text:p text:style-name="P3">Starting secondary namenodes [0.0.0.0]</text:p>
      <text:p text:style-name="P3">0.0.0.0: starting secondarynamenode, logging to /home/acadgild/hadoop-2.7.2/logs/hadoop-acadgild-secondarynamenode-idea-pc.out</text:p>
      <text:p text:style-name="P3">Java HotSpot(TM) Client VM warning: You have loaded library /home/acadgild/hadoop-2.7.2/lib/native/libhadoop.so.1.0.0 which might have disabled stack guard. The VM will try to fix the stack guard now.</text:p>
      <text:p text:style-name="P3">It's highly recommended that you fix the library with 'execstack -c &lt;libfile&gt;', or link it with '-z noexecstack'.</text:p>
      <text:p text:style-name="P3">18/05/29 20:10:05 WARN util.NativeCodeLoader: Unable to load native-hadoop library for your platform... using builtin-java classes where applicable</text:p>
      <text:p text:style-name="P3">starting yarn daemons</text:p>
      <text:p text:style-name="P3">starting resourcemanager, logging to /home/acadgild/hadoop-2.7.2/logs/yarn-acadgild-resourcemanager-idea-pc.out</text:p>
      <text:p text:style-name="P3">localhost: starting nodemanager, logging to /home/acadgild/hadoop-2.7.2/logs/yarn-acadgild-nodemanager-idea-pc.out</text:p>
      <text:p text:style-name="P3"/>
      <text:p text:style-name="P6">2. JPS command ran to see all hadoop daemons are runni<text:span text:style-name="T5">n</text:span>g</text:p>
      <text:p text:style-name="P6"/>
      <text:p text:style-name="P3">[acadgild@idea-pc ~]$ jps</text:p>
      <text:p text:style-name="P3">3153 NameNode</text:p>
      <text:p text:style-name="P3">3251 DataNode</text:p>
      <text:p text:style-name="P3">4007 Jps</text:p>
      <text:p text:style-name="P3">3593 ResourceManager</text:p>
      <text:p text:style-name="P3">3436 SecondaryNameNode</text:p>
      <text:p text:style-name="P3">3695 NodeManager</text:p>
      <text:p text:style-name="P3"/>
      <text:p text:style-name="P8">3<text:span text:style-name="T4">. Current working directory is printed</text:span></text:p>
      <text:p text:style-name="P8"><text:span text:style-name="T4"/></text:p>
      <text:p text:style-name="P8">[acadgild@idea-pc ~]$ pwd</text:p>
      <text:p text:style-name="P8">/home/acadgild</text:p>
      <text:p text:style-name="P8"/>
      <text:p text:style-name="P7">Ran unix commands like</text:p>
      <text:p text:style-name="P5"><text:s/>ls -a, ls -n, ls -i, alias ls = “ls -l”, unalias ls, ls -ltr, ls -r, ls -R, ls -F, ls -lh,</text:p>
      <text:p text:style-name="P5"><text:s/>ls -l /home/acagild/test </text:p>
      <text:p text:style-name="P5"><text:soft-page-break/><text:span text:style-name="T6">cat &gt; sample.txt, cat sample.txt, echo sample.text, vi sample.txt, in vi editor ran various commands, used mkdir, mv, cp, ln</text:span> <text:s text:c="2"/></text:p>
      <text:p text:style-name="P8"/>
      <text:p text:style-name="P9">[acadgild@idea-pc ~]$ ls -l</text:p>
      <text:p text:style-name="P9">total 874812</text:p>
      <text:p text:style-name="P9">drwxrwxr-x. <text:s/>7 acadgild acadgild <text:s text:c="5"/>4096 Aug 18 <text:s/>2016 apache-flume-1.6.0-bin</text:p>
      <text:p text:style-name="P9">-rw-rw-r--. <text:s/>1 acadgild acadgild <text:s/>52550402 Aug 12 <text:s/>2016 apache-flume-1.6.0-bin.tar.gz</text:p>
      <text:p text:style-name="P9">drwxrwxr-x. <text:s/>9 acadgild acadgild <text:s text:c="5"/>4096 Aug 12 <text:s/>2016 apache-hive-2.1.0-bin</text:p>
      <text:p text:style-name="P9">-rw-rw-r--. <text:s/>1 acadgild acadgild 149599799 Aug 12 <text:s/>2016 apache-hive-2.1.0-bin.tar.gz</text:p>
      <text:p text:style-name="P9">drwxrwxr-x. <text:s/>2 acadgild acadgild <text:s text:c="5"/>4096 May 29 22:49 biplov</text:p>
      <text:p text:style-name="P9">-rw-rw-r--. <text:s/>1 acadgild acadgild <text:s text:c="6"/>653 Aug 18 <text:s/>2016 derby.log</text:p>
      <text:p text:style-name="P9">drwxr-xr-x. <text:s/>4 acadgild acadgild <text:s text:c="5"/>4096 May 29 22:29 Desktop</text:p>
      <text:p text:style-name="P9">drwxr-xr-x. <text:s/>2 acadgild acadgild <text:s text:c="5"/>4096 Aug 11 <text:s/>2016 Documents</text:p>
      <text:p text:style-name="P9">drwxr-xr-x. <text:s/>4 acadgild acadgild <text:s text:c="5"/>4096 May 29 20:02 Downloads</text:p>
      <text:p text:style-name="P9">drwxrwxr-x. <text:s/>3 acadgild acadgild <text:s text:c="5"/>4096 Aug 18 <text:s/>2016 eclipse</text:p>
      <text:p text:style-name="P9">-rw-rw-r--. <text:s/>1 acadgild acadgild <text:s text:c="4"/>12939 Aug 18 <text:s/>2016 employee.java</text:p>
      <text:p text:style-name="P9">drwxrwxr-x. <text:s/>4 acadgild acadgild <text:s text:c="5"/>4096 Aug 11 <text:s/>2016 hadoop</text:p>
      <text:p text:style-name="P9">drwxr-xr-x. 10 acadgild acadgild <text:s text:c="5"/>4096 Aug 12 <text:s/>2016 hadoop-2.7.2</text:p>
      <text:p text:style-name="P9">-rw-rw-r--. <text:s/>1 acadgild acadgild 212046774 Aug 11 <text:s/>2016 hadoop-2.7.2.tar.gz</text:p>
      <text:p text:style-name="P9">drwxrwxr-x. <text:s/>8 acadgild acadgild <text:s text:c="5"/>4096 Aug 16 <text:s/>2016 hbase-1.0.3</text:p>
      <text:p text:style-name="P9">-rw-rw-r--. <text:s/>1 acadgild acadgild 103847513 Aug 12 <text:s/>2016 hbase-1.0.3-bin.tar.gz</text:p>
      <text:p text:style-name="P9">drwxr-xr-x. <text:s/>8 acadgild acadgild <text:s text:c="5"/>4096 Jun 22 <text:s/>2016 jdk1.8.0_101</text:p>
      <text:p text:style-name="P9">-rw-rw-r--. <text:s/>1 acadgild acadgild 183456778 Aug 11 <text:s/>2016 jdk-8u101-linux-i586.tar.gz</text:p>
      <text:p text:style-name="P9">-rw-rw-r--. <text:s/>2 acadgild acadgild <text:s text:c="7"/>10 May 29 23:21 link.txt</text:p>
      <text:p text:style-name="P9">drwxrwxr-x. <text:s/>5 acadgild acadgild <text:s text:c="5"/>4096 Aug 18 <text:s/>2016 metastore_db</text:p>
      <text:p text:style-name="P9">drwxrwxr-x. <text:s/>5 acadgild acadgild <text:s text:c="5"/>4096 Aug 12 <text:s/>2016 metastore_db.tmp</text:p>
      <text:p text:style-name="P9">drwxr-xr-x. <text:s/>2 acadgild acadgild <text:s text:c="5"/>4096 Aug 11 <text:s/>2016 Music</text:p>
      <text:p text:style-name="P9">-rw-rw-r--. <text:s/>1 acadgild acadgild <text:s text:c="8"/>0 May 29 22:22 new file</text:p>
      <text:p text:style-name="P9">drwxr-xr-x. <text:s/>2 acadgild acadgild <text:s text:c="5"/>4096 Aug 11 <text:s/>2016 Pictures</text:p>
      <text:p text:style-name="P9">drwxr-xr-x. 16 acadgild acadgild <text:s text:c="5"/>4096 Jun <text:s/>2 <text:s/>2016 pig-0.16.0</text:p>
      <text:p text:style-name="P9">-rw-rw-r--. <text:s/>1 acadgild acadgild 177279333 Aug 12 <text:s/>2016 pig-0.16.0.tar.gz</text:p>
      <text:p text:style-name="P9">-rw-rw-r--. <text:s/>1 acadgild acadgild <text:s text:c="5"/>2615 Aug 12 <text:s/>2016 pig_1470979104717.log</text:p>
      <text:p text:style-name="P9">-rw-rw-r--. <text:s/>1 acadgild acadgild <text:s text:c="5"/>2560 Aug 18 <text:s/>2016 pig_1471462105724.log</text:p>
      <text:p text:style-name="P9">drwxr-xr-x. <text:s/>2 acadgild acadgild <text:s text:c="5"/>4096 Aug 11 <text:s/>2016 Public</text:p>
      <text:p text:style-name="P9">-rw-rw-r--. <text:s/>2 acadgild acadgild <text:s text:c="7"/>10 May 29 23:21 sample.txt</text:p>
      <text:p text:style-name="P9">drwxrwxr-x. <text:s/>4 acadgild acadgild <text:s text:c="5"/>4096 Aug 11 <text:s/>2016 Softwares</text:p>
      <text:p text:style-name="P9">drwxr-xr-x. <text:s/>9 acadgild acadgild <text:s text:c="5"/>4096 Apr 27 <text:s/>2015 sqoop-1.4.6.bin__hadoop-2.0.4-alpha</text:p>
      <text:p text:style-name="P9">-rw-rw-r--. <text:s/>1 acadgild acadgild <text:s/>16870735 Aug 18 <text:s/>2016 sqoop-1.4.6.bin__hadoop-2.0.4-alpha.tar.gz</text:p>
      <text:p text:style-name="P9">drwxr-xr-x. <text:s/>2 acadgild acadgild <text:s text:c="5"/>4096 Aug 11 <text:s/>2016 Templates</text:p>
      <text:p text:style-name="P9">drwxrwxr-x. <text:s/>2 acadgild acadgild <text:s text:c="5"/>4096 May 30 00:01 test.txt</text:p>
      <text:p text:style-name="P9">drwxr-xr-x. <text:s/>2 acadgild acadgild <text:s text:c="5"/>4096 Aug 11 <text:s/>2016 Videos</text:p>
      <text:p text:style-name="P9">drwxrwxr-x. <text:s/>5 acadgild acadgild <text:s text:c="5"/>4096 Aug 18 <text:s/>2016 workspace</text:p>
      <text:p text:style-name="P9"/>
      <text:p text:style-name="P9">[acadgild@idea-pc ~]$ ls -ls</text:p>
      <text:p text:style-name="P9">total 874812</text:p>
      <text:p text:style-name="P9"><text:s text:c="5"/>4 drwxrwxr-x. <text:s/>7 acadgild acadgild <text:s text:c="5"/>4096 Aug 18 <text:s/>2016 apache-flume-1.6.0-bin</text:p>
      <text:p text:style-name="P9"><text:s/>51320 -rw-rw-r--. <text:s/>1 acadgild acadgild <text:s/>52550402 Aug 12 <text:s/>2016 apache-flume-1.6.0-bin.tar.gz</text:p>
      <text:p text:style-name="P9"><text:s text:c="5"/>4 drwxrwxr-x. <text:s/>9 acadgild acadgild <text:s text:c="5"/>4096 Aug 12 <text:s/>2016 apache-hive-2.1.0-bin</text:p>
      <text:p text:style-name="P9">146100 -rw-rw-r--. <text:s/>1 acadgild acadgild 149599799 Aug 12 <text:s/>2016 apache-hive-2.1.0-bin.tar.gz</text:p>
      <text:p text:style-name="P9"><text:soft-page-break/><text:s text:c="5"/>4 drwxrwxr-x. <text:s/>2 acadgild acadgild <text:s text:c="5"/>4096 May 29 22:49 biplov</text:p>
      <text:p text:style-name="P9"><text:s text:c="5"/>4 -rw-rw-r--. <text:s/>1 acadgild acadgild <text:s text:c="6"/>653 Aug 18 <text:s/>2016 derby.log</text:p>
      <text:p text:style-name="P9"><text:s text:c="5"/>4 drwxr-xr-x. <text:s/>4 acadgild acadgild <text:s text:c="5"/>4096 May 29 22:29 Desktop</text:p>
      <text:p text:style-name="P9"><text:s text:c="5"/>4 drwxr-xr-x. <text:s/>2 acadgild acadgild <text:s text:c="5"/>4096 Aug 11 <text:s/>2016 Documents</text:p>
      <text:p text:style-name="P9"><text:s text:c="5"/>4 drwxr-xr-x. <text:s/>4 acadgild acadgild <text:s text:c="5"/>4096 May 29 20:02 Downloads</text:p>
      <text:p text:style-name="P9"><text:s text:c="5"/>4 drwxrwxr-x. <text:s/>3 acadgild acadgild <text:s text:c="5"/>4096 Aug 18 <text:s/>2016 eclipse</text:p>
      <text:p text:style-name="P9"><text:s text:c="4"/>16 -rw-rw-r--. <text:s/>1 acadgild acadgild <text:s text:c="4"/>12939 Aug 18 <text:s/>2016 employee.java</text:p>
      <text:p text:style-name="P9"><text:s text:c="5"/>4 drwxrwxr-x. <text:s/>4 acadgild acadgild <text:s text:c="5"/>4096 Aug 11 <text:s/>2016 hadoop</text:p>
      <text:p text:style-name="P9"><text:s text:c="5"/>4 drwxr-xr-x. 10 acadgild acadgild <text:s text:c="5"/>4096 Aug 12 <text:s/>2016 hadoop-2.7.2</text:p>
      <text:p text:style-name="P9">207084 -rw-rw-r--. <text:s/>1 acadgild acadgild 212046774 Aug 11 <text:s/>2016 hadoop-2.7.2.tar.gz</text:p>
      <text:p text:style-name="P9"><text:s text:c="5"/>4 drwxrwxr-x. <text:s/>8 acadgild acadgild <text:s text:c="5"/>4096 Aug 16 <text:s/>2016 hbase-1.0.3</text:p>
      <text:p text:style-name="P9">101416 -rw-rw-r--. <text:s/>1 acadgild acadgild 103847513 Aug 12 <text:s/>2016 hbase-1.0.3-bin.tar.gz</text:p>
      <text:p text:style-name="P9"><text:s text:c="5"/>4 drwxr-xr-x. <text:s/>8 acadgild acadgild <text:s text:c="5"/>4096 Jun 22 <text:s/>2016 jdk1.8.0_101</text:p>
      <text:p text:style-name="P9">179160 -rw-rw-r--. <text:s/>1 acadgild acadgild 183456778 Aug 11 <text:s/>2016 jdk-8u101-linux-i586.tar.gz</text:p>
      <text:p text:style-name="P9"><text:s text:c="5"/>4 -rw-rw-r--. <text:s/>2 acadgild acadgild <text:s text:c="7"/>10 May 29 23:21 link.txt</text:p>
      <text:p text:style-name="P9"><text:s text:c="5"/>4 drwxrwxr-x. <text:s/>5 acadgild acadgild <text:s text:c="5"/>4096 Aug 18 <text:s/>2016 metastore_db</text:p>
      <text:p text:style-name="P9"><text:s text:c="5"/>4 drwxrwxr-x. <text:s/>5 acadgild acadgild <text:s text:c="5"/>4096 Aug 12 <text:s/>2016 metastore_db.tmp</text:p>
      <text:p text:style-name="P9"><text:s text:c="5"/>4 drwxr-xr-x. <text:s/>2 acadgild acadgild <text:s text:c="5"/>4096 Aug 11 <text:s/>2016 Music</text:p>
      <text:p text:style-name="P9"><text:s text:c="5"/>0 -rw-rw-r--. <text:s/>1 acadgild acadgild <text:s text:c="8"/>0 May 29 22:22 new file</text:p>
      <text:p text:style-name="P9"><text:s text:c="5"/>4 drwxr-xr-x. <text:s/>2 acadgild acadgild <text:s text:c="5"/>4096 Aug 11 <text:s/>2016 Pictures</text:p>
      <text:p text:style-name="P9"><text:s text:c="5"/>4 drwxr-xr-x. 16 acadgild acadgild <text:s text:c="5"/>4096 Jun <text:s/>2 <text:s/>2016 pig-0.16.0</text:p>
      <text:p text:style-name="P9">173128 -rw-rw-r--. <text:s/>1 acadgild acadgild 177279333 Aug 12 <text:s/>2016 pig-0.16.0.tar.gz</text:p>
      <text:p text:style-name="P9"><text:s text:c="5"/>4 -rw-rw-r--. <text:s/>1 acadgild acadgild <text:s text:c="5"/>2615 Aug 12 <text:s/>2016 pig_1470979104717.log</text:p>
      <text:p text:style-name="P9"><text:s text:c="5"/>4 -rw-rw-r--. <text:s/>1 acadgild acadgild <text:s text:c="5"/>2560 Aug 18 <text:s/>2016 pig_1471462105724.log</text:p>
      <text:p text:style-name="P9"><text:s text:c="5"/>4 drwxr-xr-x. <text:s/>2 acadgild acadgild <text:s text:c="5"/>4096 Aug 11 <text:s/>2016 Public</text:p>
      <text:p text:style-name="P9"><text:s text:c="5"/>4 -rw-rw-r--. <text:s/>2 acadgild acadgild <text:s text:c="7"/>10 May 29 23:21 sample.txt</text:p>
      <text:p text:style-name="P9"><text:s text:c="5"/>4 drwxrwxr-x. <text:s/>4 acadgild acadgild <text:s text:c="5"/>4096 Aug 11 <text:s/>2016 Softwares</text:p>
      <text:p text:style-name="P9"><text:s text:c="5"/>4 drwxr-xr-x. <text:s/>9 acadgild acadgild <text:s text:c="5"/>4096 Apr 27 <text:s/>2015 sqoop-1.4.6.bin__hadoop-2.0.4-alpha</text:p>
      <text:p text:style-name="P9"><text:s/>16476 -rw-rw-r--. <text:s/>1 acadgild acadgild <text:s/>16870735 Aug 18 <text:s/>2016 sqoop-1.4.6.bin__hadoop-2.0.4-alpha.tar.gz</text:p>
      <text:p text:style-name="P9"><text:s text:c="5"/>4 drwxr-xr-x. <text:s/>2 acadgild acadgild <text:s text:c="5"/>4096 Aug 11 <text:s/>2016 Templates</text:p>
      <text:p text:style-name="P9"><text:s text:c="5"/>4 drwxrwxr-x. <text:s/>2 acadgild acadgild <text:s text:c="5"/>4096 May 30 00:01 test.txt</text:p>
      <text:p text:style-name="P9"><text:s text:c="5"/>4 drwxr-xr-x. <text:s/>2 acadgild acadgild <text:s text:c="5"/>4096 Aug 11 <text:s/>2016 Videos</text:p>
      <text:p text:style-name="P9"><text:s text:c="5"/>4 drwxrwxr-x. <text:s/>5 acadgild acadgild <text:s text:c="5"/>4096 Aug 18 <text:s/>2016 workspace</text:p>
      <text:p text:style-name="P9"/>
      <text:p text:style-name="P4"><text:s text:c="32"/></text:p>
      <text:p text:style-name="P4"><text:span text:style-name="T7">4. l</text:span><text:span text:style-name="T11">ocal host:50070:</text:span></text:p>
      <text:p text:style-name="P4"><text:span text:style-name="T11"/></text:p>
      <text:p text:style-name="P9"><text:span text:style-name="T10">Hadoop</text:span></text:p>
      <text:list xml:id="list313889969990343544" text:style-name="L1">
        <text:list-item>
          <text:p text:style-name="P2"><text:bookmark text:name="ui-tabs"/><text:a xlink:type="simple" xlink:href="http://localhost:50070/dfshealth.html#tab-overview" text:style-name="Internet_20_link" text:visited-style-name="Visited_20_Internet_20_Link">Overview</text:a> </text:p>
        </text:list-item>
        <text:list-item>
          <text:p text:style-name="P2"><text:a xlink:type="simple" xlink:href="http://localhost:50070/dfshealth.html#tab-datanode" text:style-name="Internet_20_link" text:visited-style-name="Visited_20_Internet_20_Link">Datanodes</text:a> </text:p>
        </text:list-item>
        <text:list-item>
          <text:p text:style-name="P2"><text:a xlink:type="simple" xlink:href="http://localhost:50070/dfshealth.html#tab-datanode-volume-failures" text:style-name="Internet_20_link" text:visited-style-name="Visited_20_Internet_20_Link">Datanode Volume Failures</text:a> </text:p>
        </text:list-item>
        <text:list-item>
          <text:p text:style-name="P2"><text:a xlink:type="simple" xlink:href="http://localhost:50070/dfshealth.html#tab-snapshot" text:style-name="Internet_20_link" text:visited-style-name="Visited_20_Internet_20_Link">Snapshot</text:a> </text:p>
        </text:list-item>
        <text:list-item>
          <text:p text:style-name="P2"><text:a xlink:type="simple" xlink:href="http://localhost:50070/dfshealth.html#tab-startup-progress" text:style-name="Internet_20_link" text:visited-style-name="Visited_20_Internet_20_Link">Startup Progress</text:a> </text:p>
        </text:list-item>
        <text:list-item>
          <text:p text:style-name="P1"><text:a xlink:type="simple" xlink:href="http://localhost:50070/dfshealth.html#" text:style-name="Internet_20_link" text:visited-style-name="Visited_20_Internet_20_Link">Utilities </text:a></text:p>
        </text:list-item>
      </text:list>
      <text:section text:style-name="Sect1" text:name="tab-overview">
        <text:h text:style-name="Heading_20_1" text:outline-level="1"><text:soft-page-break/>Overview <text:span text:style-name="T12">'localhost:9000' (active)</text:span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Heading">Started:</text:p>
            </table:table-cell>
            <table:table-cell table:style-name="Table1.A1" office:value-type="string">
              <text:p text:style-name="Table_20_Contents">Tue May 29 20:09:39 IST 2018</text:p>
            </table:table-cell>
          </table:table-row>
          <table:table-row>
            <table:table-cell table:style-name="Table1.A1" office:value-type="string">
              <text:p text:style-name="Table_20_Heading">Version:</text:p>
            </table:table-cell>
            <table:table-cell table:style-name="Table1.A1" office:value-type="string">
              <text:p text:style-name="Table_20_Contents">2.7.2, rb165c4fe8a74265c792ce23f546c64604acf0e41</text:p>
            </table:table-cell>
          </table:table-row>
          <table:table-row>
            <table:table-cell table:style-name="Table1.A1" office:value-type="string">
              <text:p text:style-name="Table_20_Heading">Compiled:</text:p>
            </table:table-cell>
            <table:table-cell table:style-name="Table1.A1" office:value-type="string">
              <text:p text:style-name="Table_20_Contents">2016-01-26T00:08Z by jenkins from (detached from b165c4f)</text:p>
            </table:table-cell>
          </table:table-row>
          <table:table-row>
            <table:table-cell table:style-name="Table1.A1" office:value-type="string">
              <text:p text:style-name="Table_20_Heading">Cluster ID:</text:p>
            </table:table-cell>
            <table:table-cell table:style-name="Table1.A1" office:value-type="string">
              <text:p text:style-name="Table_20_Contents">CID-eb721c6d-6618-4e24-9bb7-c619bd410667</text:p>
            </table:table-cell>
          </table:table-row>
          <table:table-row>
            <table:table-cell table:style-name="Table1.A1" office:value-type="string">
              <text:p text:style-name="Table_20_Heading">Block Pool ID:</text:p>
            </table:table-cell>
            <table:table-cell table:style-name="Table1.A1" office:value-type="string">
              <text:p text:style-name="Table_20_Contents">BP-1426469122-127.0.0.1-1470978085836</text:p>
            </table:table-cell>
          </table:table-row>
        </table:table>
        <text:h text:style-name="Heading_20_1" text:outline-level="1">Summary</text:h>
        <text:p text:style-name="Text_20_body">Security is off.</text:p>
        <text:p text:style-name="Text_20_body">Safemode is off.</text:p>
        <text:p text:style-name="Text_20_body">98 files and directories, 32 blocks = 130 total filesystem object(s).</text:p>
        <text:p text:style-name="Text_20_body">Heap Memory used 54.45 MB of 86.73 MB Heap Memory. Max Heap Memory is 966.69 MB. </text:p>
        <text:p text:style-name="Text_20_body">Non Heap Memory used 20.6 MB of 21.74 MB Commited Non Heap Memory. Max Non Heap Memory is -1 B. 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Table_20_Heading">Configured Capacity:</text:p>
            </table:table-cell>
            <table:table-cell table:style-name="Table2.A1" office:value-type="string">
              <text:p text:style-name="Table_20_Contents">17.11 GB</text:p>
            </table:table-cell>
          </table:table-row>
          <table:table-row>
            <table:table-cell table:style-name="Table2.A1" office:value-type="string">
              <text:p text:style-name="Table_20_Heading">DFS Used:</text:p>
            </table:table-cell>
            <table:table-cell table:style-name="Table2.A1" office:value-type="string">
              <text:p text:style-name="Table_20_Contents">1.46 MB (0.01%)</text:p>
            </table:table-cell>
          </table:table-row>
          <table:table-row>
            <table:table-cell table:style-name="Table2.A1" office:value-type="string">
              <text:p text:style-name="Table_20_Heading">Non DFS Used:</text:p>
            </table:table-cell>
            <table:table-cell table:style-name="Table2.A1" office:value-type="string">
              <text:p text:style-name="Table_20_Contents">7.97 GB</text:p>
            </table:table-cell>
          </table:table-row>
          <table:table-row>
            <table:table-cell table:style-name="Table2.A1" office:value-type="string">
              <text:p text:style-name="Table_20_Heading">DFS Remaining:</text:p>
            </table:table-cell>
            <table:table-cell table:style-name="Table2.A1" office:value-type="string">
              <text:p text:style-name="Table_20_Contents">9.13 GB (53.39%)</text:p>
            </table:table-cell>
          </table:table-row>
          <table:table-row>
            <table:table-cell table:style-name="Table2.A1" office:value-type="string">
              <text:p text:style-name="Table_20_Heading">Block Pool Used:</text:p>
            </table:table-cell>
            <table:table-cell table:style-name="Table2.A1" office:value-type="string">
              <text:p text:style-name="Table_20_Contents">1.46 MB (0.01%)</text:p>
            </table:table-cell>
          </table:table-row>
          <table:table-row>
            <table:table-cell table:style-name="Table2.A1" office:value-type="string">
              <text:p text:style-name="Table_20_Heading">DataNodes usages% (Min/Median/Max/stdDev): </text:p>
            </table:table-cell>
            <table:table-cell table:style-name="Table2.A1" office:value-type="string">
              <text:p text:style-name="Table_20_Contents">0.01% / 0.01% / 0.01% / 0.00%</text:p>
            </table:table-cell>
          </table:table-row>
          <table:table-row>
            <table:table-cell table:style-name="Table2.A1" office:value-type="string">
              <text:p text:style-name="Table_20_Heading"><text:a xlink:type="simple" xlink:href="http://localhost:50070/dfshealth.html#tab-datanode" text:style-name="Internet_20_link" text:visited-style-name="Visited_20_Internet_20_Link">Live Nodes</text:a></text:p>
            </table:table-cell>
            <table:table-cell table:style-name="Table2.A1" office:value-type="string">
              <text:p text:style-name="Table_20_Contents">1 (Decommissioned: 0)</text:p>
            </table:table-cell>
          </table:table-row>
          <table:table-row>
            <table:table-cell table:style-name="Table2.A1" office:value-type="string">
              <text:p text:style-name="Table_20_Heading"><text:a xlink:type="simple" xlink:href="http://localhost:50070/dfshealth.html#tab-datanode" text:style-name="Internet_20_link" text:visited-style-name="Visited_20_Internet_20_Link">Dead Nodes</text:a></text:p>
            </table:table-cell>
            <table:table-cell table:style-name="Table2.A1" office:value-type="string">
              <text:p text:style-name="Table_20_Contents">0 (Decommissioned: 0)</text:p>
            </table:table-cell>
          </table:table-row>
          <table:table-row>
            <table:table-cell table:style-name="Table2.A1" office:value-type="string">
              <text:p text:style-name="Table_20_Heading"><text:a xlink:type="simple" xlink:href="http://localhost:50070/dfshealth.html#tab-datanode" text:style-name="Internet_20_link" text:visited-style-name="Visited_20_Internet_20_Link">Decommissioning Nodes</text:a></text:p>
            </table:table-cell>
            <table:table-cell table:style-name="Table2.A1" office:value-type="string">
              <text:p text:style-name="Table_20_Contents">0</text:p>
            </table:table-cell>
          </table:table-row>
          <table:table-row>
            <table:table-cell table:style-name="Table2.A1" office:value-type="string">
              <text:p text:style-name="Table_20_Heading"><text:a xlink:type="simple" xlink:href="http://localhost:50070/dfshealth.html#tab-datanode-volume-failures" text:style-name="Internet_20_link" text:visited-style-name="Visited_20_Internet_20_Link">Total Datanode Volume Failures</text:a></text:p>
            </table:table-cell>
            <table:table-cell table:style-name="Table2.A1" office:value-type="string">
              <text:p text:style-name="Table_20_Contents">0 (0 B)</text:p>
            </table:table-cell>
          </table:table-row>
          <table:table-row>
            <table:table-cell table:style-name="Table2.A1" office:value-type="string">
              <text:p text:style-name="Table_20_Heading">Number of Under-Replicated Blocks</text:p>
            </table:table-cell>
            <table:table-cell table:style-name="Table2.A1" office:value-type="string">
              <text:p text:style-name="Table_20_Contents">0</text:p>
            </table:table-cell>
          </table:table-row>
          <table:table-row>
            <table:table-cell table:style-name="Table2.A1" office:value-type="string">
              <text:p text:style-name="Table_20_Heading">Number of Blocks Pending Deletion</text:p>
            </table:table-cell>
            <table:table-cell table:style-name="Table2.A1" office:value-type="string">
              <text:p text:style-name="Table_20_Contents">0</text:p>
            </table:table-cell>
          </table:table-row>
          <table:table-row>
            <table:table-cell table:style-name="Table2.A1" office:value-type="string">
              <text:p text:style-name="Table_20_Heading">Block Deletion Start Time</text:p>
            </table:table-cell>
            <table:table-cell table:style-name="Table2.A1" office:value-type="string">
              <text:p text:style-name="Table_20_Contents">5/29/2018, 8:09:39 PM</text:p>
            </table:table-cell>
          </table:table-row>
        </table:table>
        <text:h text:style-name="Heading_20_1" text:outline-level="1">NameNode Journal Status</text:h>
        <text:p text:style-name="Text_20_body"><text:span text:style-name="T1">Current transaction ID:</text:span> 1693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Table_20_Heading">Journal Manager</text:p>
              </table:table-cell>
              <table:table-cell table:style-name="Table3.A1" office:value-type="string">
                <text:p text:style-name="Table_20_Heading">State</text:p>
              </table:table-cell>
            </table:table-row>
          </table:table-header-rows>
          <table:table-row>
            <table:table-cell table:style-name="Table3.A1" office:value-type="string">
              <text:p text:style-name="Table_20_Contents">FileJournalManager(root=/home/acadgild/hadoop/namenode)</text:p>
            </table:table-cell>
            <table:table-cell table:style-name="Table3.A1" office:value-type="string">
              <text:p text:style-name="Table_20_Contents">EditLogFileOutputStream(/home/acadgild/hadoop/namenode/current/edits_inprogress_0000000000000001693)</text:p>
            </table:table-cell>
          </table:table-row>
        </table:table>
        <text:h text:style-name="Heading_20_1" text:outline-level="1"><text:soft-page-break/>NameNode Storage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header-rows>
            <table:table-row>
              <table:table-cell table:style-name="Table4.A1" office:value-type="string">
                <text:p text:style-name="P12">Storage Directory</text:p>
              </table:table-cell>
              <table:table-cell table:style-name="Table4.A1" office:value-type="string">
                <text:p text:style-name="P12">Type</text:p>
              </table:table-cell>
              <table:table-cell table:style-name="Table4.A1" office:value-type="string">
                <text:p text:style-name="P12">State</text:p>
              </table:table-cell>
            </table:table-row>
          </table:table-header-rows>
          <table:table-row>
            <table:table-cell table:style-name="Table4.A1" office:value-type="string">
              <text:p text:style-name="Table_20_Contents">/home/acadgild/hadoop/namenode</text:p>
            </table:table-cell>
            <table:table-cell table:style-name="Table4.A1" office:value-type="string">
              <text:p text:style-name="Table_20_Contents">IMAGE_AND_EDITS</text:p>
            </table:table-cell>
            <table:table-cell table:style-name="Table4.A1" office:value-type="string">
              <text:p text:style-name="Table_20_Contents">Active</text:p>
            </table:table-cell>
          </table:table-row>
        </table:table>
      </text:section>
      <text:p text:style-name="Horizontal_20_Line"/>
      <text:p text:style-name="Text_20_body">Hadoop, 2015.</text:p>
      <text:p text:style-name="P9"><text:span text:style-name="T10"/></text:p>
      <text:p text:style-name="P9"><text:span text:style-name="T10"/></text:p>
      <text:p text:style-name="P9"><text:span text:style-name="T10"/></text:p>
      <text:p text:style-name="P10"><text:span text:style-name="T9">5. Created file using nano editor:</text:span></text:p>
      <text:p text:style-name="P11"><text:s/>[acadgild@idea-pc ~]$ nano sample.txt</text:p>
      <text:p text:style-name="P11">[acadgild@idea-pc ~]$ </text:p>
      <text:p text:style-name="P11"/>
      <text:p text:style-name="P11">used control + O to save file and control + X for ex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 PL UMing HK" style:font-family-asian="'AR PL UMing HK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UMing HK" style:font-family-asian="'AR PL UMing HK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gild </meta:initial-creator>
    <meta:creation-date>2018-05-29T20:02:39.547486218</meta:creation-date>
    <dc:date>2018-05-30T00:35:03.765910481</dc:date>
    <dc:creator>Acadgild </dc:creator>
    <meta:editing-duration>PT2H1M25S</meta:editing-duration>
    <meta:editing-cycles>3</meta:editing-cycles>
    <meta:generator>LibreOffice/4.3.7.2$Linux_x86 LibreOffice_project/430$Build-2</meta:generator>
    <meta:document-statistic meta:table-count="4" meta:image-count="0" meta:object-count="0" meta:page-count="5" meta:paragraph-count="179" meta:word-count="1232" meta:character-count="9411" meta:non-whitespace-character-count="7741"/>
  </office:meta>
</office:document-meta>
</file>